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5656" calcext:value-type="float">
            <text:p>91.7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6408" calcext:value-type="float">
            <text:p>91.6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1816" calcext:value-type="float">
            <text:p>91.4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4344" calcext:value-type="float">
            <text:p>91.1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5096" calcext:value-type="float">
            <text:p>91.0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0504" calcext:value-type="float">
            <text:p>90.9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8856" calcext:value-type="float">
            <text:p>90.6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7208" calcext:value-type="float">
            <text:p>90.4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4056" calcext:value-type="float">
            <text:p>90.3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5128" calcext:value-type="float">
            <text:p>90.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6688" calcext:value-type="float">
            <text:p>90.0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3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6344" calcext:value-type="float">
            <text:p>88.0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5864" calcext:value-type="float">
            <text:p>88.0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0624" calcext:value-type="float">
            <text:p>88.0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0144" calcext:value-type="float">
            <text:p>88.0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3088" calcext:value-type="float">
            <text:p>87.9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5656" calcext:value-type="float">
            <text:p>87.9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0312" calcext:value-type="float">
            <text:p>87.8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9936" calcext:value-type="float">
            <text:p>87.8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9896" calcext:value-type="float">
            <text:p>87.5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3696" calcext:value-type="float">
            <text:p>87.4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3112" calcext:value-type="float">
            <text:p>87.3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4656" calcext:value-type="float">
            <text:p>87.5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9144" calcext:value-type="float">
            <text:p>87.6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2672" calcext:value-type="float">
            <text:p>87.6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9688" calcext:value-type="float">
            <text:p>87.4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3592" calcext:value-type="float">
            <text:p>87.4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8456" calcext:value-type="float">
            <text:p>87.4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1128" calcext:value-type="float">
            <text:p>87.5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8832" calcext:value-type="float">
            <text:p>87.4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188" calcext:value-type="float">
            <text:p>87.4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4176" calcext:value-type="float">
            <text:p>87.5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5096" calcext:value-type="float">
            <text:p>87.2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3488" calcext:value-type="float">
            <text:p>87.3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4344" calcext:value-type="float">
            <text:p>87.3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5408" calcext:value-type="float">
            <text:p>87.4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6236" calcext:value-type="float">
            <text:p>87.4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4928" calcext:value-type="float">
            <text:p>87.4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0272" calcext:value-type="float">
            <text:p>87.5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5304" calcext:value-type="float">
            <text:p>87.3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6264" calcext:value-type="float">
            <text:p>87.4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3384" calcext:value-type="float">
            <text:p>87.2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7288" calcext:value-type="float">
            <text:p>87.2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7808" calcext:value-type="float">
            <text:p>87.6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952" calcext:value-type="float">
            <text:p>87.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7536" calcext:value-type="float">
            <text:p>87.7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3672" calcext:value-type="float">
            <text:p>88.0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2648" calcext:value-type="float">
            <text:p>88.2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4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5112" calcext:value-type="float">
            <text:p>88.1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3776" calcext:value-type="float">
            <text:p>88.1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1" calcext:value-type="float">
            <text:p>88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7056" calcext:value-type="float">
            <text:p>87.6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17224" calcext:value-type="float">
            <text:p>87.5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6368" calcext:value-type="float">
            <text:p>87.5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568" calcext:value-type="float">
            <text:p>87.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616" calcext:value-type="float">
            <text:p>87.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2152" calcext:value-type="float">
            <text:p>87.3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5952" calcext:value-type="float">
            <text:p>87.2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1256" calcext:value-type="float">
            <text:p>87.0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3888" calcext:value-type="float">
            <text:p>86.7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1552" calcext:value-type="float">
            <text:p>86.3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46" calcext:value-type="float">
            <text:p>86.3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3536" calcext:value-type="float">
            <text:p>86.2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124" calcext:value-type="float">
            <text:p>86.1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8192" calcext:value-type="float">
            <text:p>86.1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8632" calcext:value-type="float">
            <text:p>85.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1304" calcext:value-type="float">
            <text:p>85.8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5376" calcext:value-type="float">
            <text:p>85.6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0032" calcext:value-type="float">
            <text:p>85.6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0408" calcext:value-type="float">
            <text:p>85.5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7736" calcext:value-type="float">
            <text:p>85.5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6776" calcext:value-type="float">
            <text:p>85.4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5984" calcext:value-type="float">
            <text:p>85.2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9824" calcext:value-type="float">
            <text:p>85.4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2496" calcext:value-type="float">
            <text:p>85.5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6712" calcext:value-type="float">
            <text:p>85.7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9008" calcext:value-type="float">
            <text:p>85.7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932" calcext:value-type="float">
            <text:p>85.9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0656" calcext:value-type="float">
            <text:p>86.0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3432" calcext:value-type="float">
            <text:p>86.1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364" calcext:value-type="float">
            <text:p>86.2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8984" calcext:value-type="float">
            <text:p>86.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37648" calcext:value-type="float">
            <text:p>86.3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1656" calcext:value-type="float">
            <text:p>86.4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3952" calcext:value-type="float">
            <text:p>86.4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1008" calcext:value-type="float">
            <text:p>86.5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168" calcext:value-type="float">
            <text:p>86.6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3992" calcext:value-type="float">
            <text:p>86.8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2384" calcext:value-type="float">
            <text:p>86.8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564" calcext:value-type="float">
            <text:p>87.0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8144" calcext:value-type="float">
            <text:p>87.2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58728" calcext:value-type="float">
            <text:p>87.3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8768" calcext:value-type="float">
            <text:p>87.6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0768" calcext:value-type="float">
            <text:p>88.4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6864" calcext:value-type="float">
            <text:p>88.4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1248" calcext:value-type="float">
            <text:p>88.4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8672" calcext:value-type="float">
            <text:p>89.9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936" calcext:value-type="float">
            <text:p>90.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1008" calcext:value-type="float">
            <text:p>90.3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084" calcext:value-type="float">
            <text:p>90.5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5328" calcext:value-type="float">
            <text:p>90.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6224" calcext:value-type="float">
            <text:p>90.9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2048" calcext:value-type="float">
            <text:p>91.0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7976" calcext:value-type="float">
            <text:p>91.2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7952" calcext:value-type="float">
            <text:p>91.8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8432" calcext:value-type="float">
            <text:p>91.8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1104" calcext:value-type="float">
            <text:p>91.8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30728" calcext:value-type="float">
            <text:p>91.9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1416" calcext:value-type="float">
            <text:p>92.1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724" calcext:value-type="float">
            <text:p>92.2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25672" calcext:value-type="float">
            <text:p>92.6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6048" calcext:value-type="float">
            <text:p>92.5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396" calcext:value-type="float">
            <text:p>92.6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1976" calcext:value-type="float">
            <text:p>92.7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9304" calcext:value-type="float">
            <text:p>92.72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1872" calcext:value-type="float">
            <text:p>92.7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064" calcext:value-type="float">
            <text:p>92.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492" calcext:value-type="float">
            <text:p>92.7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444" calcext:value-type="float">
            <text:p>92.6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9576" calcext:value-type="float">
            <text:p>92.6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4128" calcext:value-type="float">
            <text:p>92.4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9472" calcext:value-type="float">
            <text:p>92.5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3752" calcext:value-type="float">
            <text:p>92.5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824" calcext:value-type="float">
            <text:p>92.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1768" calcext:value-type="float">
            <text:p>92.6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2248" calcext:value-type="float">
            <text:p>92.6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0536" calcext:value-type="float">
            <text:p>92.6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7112" calcext:value-type="float">
            <text:p>92.71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89096" calcext:value-type="float">
            <text:p>92.5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1288" calcext:value-type="float">
            <text:p>92.6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3584" calcext:value-type="float">
            <text:p>92.6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9784" calcext:value-type="float">
            <text:p>92.7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5024" calcext:value-type="float">
            <text:p>92.7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116" calcext:value-type="float">
            <text:p>92.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5504" calcext:value-type="float">
            <text:p>92.8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99408" calcext:value-type="float">
            <text:p>92.79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78072" calcext:value-type="float">
            <text:p>92.7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1704" calcext:value-type="float">
            <text:p>92.8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3416" calcext:value-type="float">
            <text:p>92.8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8552" calcext:value-type="float">
            <text:p>92.8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2352" calcext:value-type="float">
            <text:p>92.7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23208" calcext:value-type="float">
            <text:p>92.7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588" calcext:value-type="float">
            <text:p>92.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0328" calcext:value-type="float">
            <text:p>92.5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1456" calcext:value-type="float">
            <text:p>92.4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6488" calcext:value-type="float">
            <text:p>92.2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8472" calcext:value-type="float">
            <text:p>92.1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8264" calcext:value-type="float">
            <text:p>92.0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2168" calcext:value-type="float">
            <text:p>92.0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1792" calcext:value-type="float">
            <text:p>92.0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2544" calcext:value-type="float">
            <text:p>91.9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6448" calcext:value-type="float">
            <text:p>91.9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9288" calcext:value-type="float">
            <text:p>91.8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4696" calcext:value-type="float">
            <text:p>91.6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144" calcext:value-type="float">
            <text:p>91.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2944" calcext:value-type="float">
            <text:p>91.3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284" calcext:value-type="float">
            <text:p>91.3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852" calcext:value-type="float">
            <text:p>91.0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2968" calcext:value-type="float">
            <text:p>90.8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4096" calcext:value-type="float">
            <text:p>90.6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9256" calcext:value-type="float">
            <text:p>90.0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1912" calcext:value-type="float">
            <text:p>89.2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2816" calcext:value-type="float">
            <text:p>88.0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2984" calcext:value-type="float">
            <text:p>87.8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6784" calcext:value-type="float">
            <text:p>87.8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9288" calcext:value-type="float">
            <text:p>88.0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712" calcext:value-type="float">
            <text:p>87.9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908" calcext:value-type="float">
            <text:p>87.8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8288" calcext:value-type="float">
            <text:p>87.6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428" calcext:value-type="float">
            <text:p>87.5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9792" calcext:value-type="float">
            <text:p>87.4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8352" calcext:value-type="float">
            <text:p>87.3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7768" calcext:value-type="float">
            <text:p>87.2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8792" calcext:value-type="float">
            <text:p>87.1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6016" calcext:value-type="float">
            <text:p>86.9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6872" calcext:value-type="float">
            <text:p>86.9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276" calcext:value-type="float">
            <text:p>86.8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704" calcext:value-type="float">
            <text:p>86.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5184" calcext:value-type="float">
            <text:p>86.4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08" calcext:value-type="float">
            <text:p>86.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1448" calcext:value-type="float">
            <text:p>86.2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1136" calcext:value-type="float">
            <text:p>86.0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4288" calcext:value-type="float">
            <text:p>86.1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8568" calcext:value-type="float">
            <text:p>86.0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7504" calcext:value-type="float">
            <text:p>85.9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7024" calcext:value-type="float">
            <text:p>85.9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832" calcext:value-type="float">
            <text:p>85.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5128" calcext:value-type="float">
            <text:p>85.2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4064" calcext:value-type="float">
            <text:p>85.0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9952" calcext:value-type="float">
            <text:p>84.9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8784" calcext:value-type="float">
            <text:p>84.7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82" calcext:value-type="float">
            <text:p>84.6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24672" calcext:value-type="float">
            <text:p>84.6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36864" calcext:value-type="float">
            <text:p>84.6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5424" calcext:value-type="float">
            <text:p>84.5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484" calcext:value-type="float">
            <text:p>84.4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2816" calcext:value-type="float">
            <text:p>84.2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2648" calcext:value-type="float">
            <text:p>84.4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9224" calcext:value-type="float">
            <text:p>84.4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3608" calcext:value-type="float">
            <text:p>84.4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6928" calcext:value-type="float">
            <text:p>84.3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2064" calcext:value-type="float">
            <text:p>84.3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8224" calcext:value-type="float">
            <text:p>84.0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572" calcext:value-type="float">
            <text:p>83.8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524" calcext:value-type="float">
            <text:p>83.8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2088" calcext:value-type="float">
            <text:p>83.7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992" calcext:value-type="float">
            <text:p>83.7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216" calcext:value-type="float">
            <text:p>83.6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4928" calcext:value-type="float">
            <text:p>83.6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3968" calcext:value-type="float">
            <text:p>83.5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4072" calcext:value-type="float">
            <text:p>83.6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4488" calcext:value-type="float">
            <text:p>83.9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62672" calcext:value-type="float">
            <text:p>83.8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3632" calcext:value-type="float">
            <text:p>83.9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7056" calcext:value-type="float">
            <text:p>83.8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8872" calcext:value-type="float">
            <text:p>83.9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148" calcext:value-type="float">
            <text:p>84.2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4048" calcext:value-type="float">
            <text:p>84.2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4256" calcext:value-type="float">
            <text:p>84.3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6176" calcext:value-type="float">
            <text:p>84.4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628" calcext:value-type="float">
            <text:p>84.5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4568" calcext:value-type="float">
            <text:p>84.5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9704" calcext:value-type="float">
            <text:p>84.4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0184" calcext:value-type="float">
            <text:p>84.5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3584" calcext:value-type="float">
            <text:p>85.0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0784" calcext:value-type="float">
            <text:p>85.5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6504" calcext:value-type="float">
            <text:p>85.5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5664" calcext:value-type="float">
            <text:p>86.4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896" calcext:value-type="float">
            <text:p>86.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2592" calcext:value-type="float">
            <text:p>87.0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812" calcext:value-type="float">
            <text:p>87.8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7784" calcext:value-type="float">
            <text:p>88.1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104" calcext:value-type="float">
            <text:p>88.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1056" calcext:value-type="float">
            <text:p>89.2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0576" calcext:value-type="float">
            <text:p>89.1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6752" calcext:value-type="float">
            <text:p>89.8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9424" calcext:value-type="float">
            <text:p>89.8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0512" calcext:value-type="float">
            <text:p>89.4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7096" calcext:value-type="float">
            <text:p>88.0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7304" calcext:value-type="float">
            <text:p>88.1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6384" calcext:value-type="float">
            <text:p>88.4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7072" calcext:value-type="float">
            <text:p>88.5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328" calcext:value-type="float">
            <text:p>87.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3048" calcext:value-type="float">
            <text:p>87.6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0688" calcext:value-type="float">
            <text:p>87.8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8704" calcext:value-type="float">
            <text:p>87.9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1312" calcext:value-type="float">
            <text:p>88.2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532" calcext:value-type="float">
            <text:p>88.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7552" calcext:value-type="float">
            <text:p>88.6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3896" calcext:value-type="float">
            <text:p>89.0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172" calcext:value-type="float">
            <text:p>89.9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2032" calcext:value-type="float">
            <text:p>90.1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0696" calcext:value-type="float">
            <text:p>90.1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2824" calcext:value-type="float">
            <text:p>90.4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7312" calcext:value-type="float">
            <text:p>90.5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2864" calcext:value-type="float">
            <text:p>90.7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232" calcext:value-type="float">
            <text:p>90.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8184" calcext:value-type="float">
            <text:p>91.3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0584" calcext:value-type="float">
            <text:p>91.5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77744" calcext:value-type="float">
            <text:p>91.6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4632" calcext:value-type="float">
            <text:p>91.9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1688" calcext:value-type="float">
            <text:p>91.9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9976" calcext:value-type="float">
            <text:p>92.0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7512" calcext:value-type="float">
            <text:p>92.1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4944" calcext:value-type="float">
            <text:p>92.1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1896" calcext:value-type="float">
            <text:p>92.1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3232" calcext:value-type="float">
            <text:p>92.1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2376" calcext:value-type="float">
            <text:p>92.1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14192" calcext:value-type="float">
            <text:p>92.2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676" calcext:value-type="float">
            <text:p>92.1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3608" calcext:value-type="float">
            <text:p>92.1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5048" calcext:value-type="float">
            <text:p>92.2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4296" calcext:value-type="float">
            <text:p>92.2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7928" calcext:value-type="float">
            <text:p>92.3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9264" calcext:value-type="float">
            <text:p>92.4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33064" calcext:value-type="float">
            <text:p>92.3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94024" calcext:value-type="float">
            <text:p>92.3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67176" calcext:value-type="float">
            <text:p>92.4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0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712" calcext:value-type="float">
            <text:p>92.5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9816" calcext:value-type="float">
            <text:p>94.5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3888" calcext:value-type="float">
            <text:p>94.3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5016" calcext:value-type="float">
            <text:p>94.2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0632" calcext:value-type="float">
            <text:p>94.2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0152" calcext:value-type="float">
            <text:p>94.1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272" calcext:value-type="float">
            <text:p>94.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0904" calcext:value-type="float">
            <text:p>94.1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8984" calcext:value-type="float">
            <text:p>93.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51552" calcext:value-type="float">
            <text:p>93.9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2408" calcext:value-type="float">
            <text:p>93.9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5456" calcext:value-type="float">
            <text:p>93.9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2784" calcext:value-type="float">
            <text:p>93.9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316" calcext:value-type="float">
            <text:p>93.8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20488" calcext:value-type="float">
            <text:p>93.8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9152" calcext:value-type="float">
            <text:p>93.7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4664" calcext:value-type="float">
            <text:p>93.7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7504" calcext:value-type="float">
            <text:p>93.5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3496" calcext:value-type="float">
            <text:p>93.5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0928" calcext:value-type="float">
            <text:p>93.5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264" calcext:value-type="float">
            <text:p>93.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45584" calcext:value-type="float">
            <text:p>93.4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5856" calcext:value-type="float">
            <text:p>93.3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7944" calcext:value-type="float">
            <text:p>93.2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848" calcext:value-type="float">
            <text:p>93.2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4896" calcext:value-type="float">
            <text:p>93.2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0992" calcext:value-type="float">
            <text:p>93.2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3184" calcext:value-type="float">
            <text:p>93.2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5272" calcext:value-type="float">
            <text:p>93.2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5648" calcext:value-type="float">
            <text:p>93.1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26" calcext:value-type="float">
            <text:p>93.1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784" calcext:value-type="float">
            <text:p>93.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2308" calcext:value-type="float">
            <text:p>93.2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1368" calcext:value-type="float">
            <text:p>93.2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90136" calcext:value-type="float">
            <text:p>93.2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0596" calcext:value-type="float">
            <text:p>93.4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8152" calcext:value-type="float">
            <text:p>93.4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9072" calcext:value-type="float">
            <text:p>93.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3392" calcext:value-type="float">
            <text:p>93.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61408" calcext:value-type="float">
            <text:p>93.5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9424" calcext:value-type="float">
            <text:p>93.6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6504" calcext:value-type="float">
            <text:p>93.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498" calcext:value-type="float">
            <text:p>93.6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6376" calcext:value-type="float">
            <text:p>93.6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4768" calcext:value-type="float">
            <text:p>93.7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57064" calcext:value-type="float">
            <text:p>93.8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7168" calcext:value-type="float">
            <text:p>93.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224" calcext:value-type="float">
            <text:p>94.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6728" calcext:value-type="float">
            <text:p>94.2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2928" calcext:value-type="float">
            <text:p>94.2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0464" calcext:value-type="float">
            <text:p>94.3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91048" calcext:value-type="float">
            <text:p>94.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5912" calcext:value-type="float">
            <text:p>94.5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61152" calcext:value-type="float">
            <text:p>94.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528" calcext:value-type="float">
            <text:p>94.5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0088" calcext:value-type="float">
            <text:p>94.4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9656" calcext:value-type="float">
            <text:p>94.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33136" calcext:value-type="float">
            <text:p>94.4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63616" calcext:value-type="float">
            <text:p>94.4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4848" calcext:value-type="float">
            <text:p>94.4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2176" calcext:value-type="float">
            <text:p>94.3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1216" calcext:value-type="float">
            <text:p>94.3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6248" calcext:value-type="float">
            <text:p>94.1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13096" calcext:value-type="float">
            <text:p>94.1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18608" calcext:value-type="float">
            <text:p>94.0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5456" calcext:value-type="float">
            <text:p>93.9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3264" calcext:value-type="float">
            <text:p>93.9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0888" calcext:value-type="float">
            <text:p>93.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0112" calcext:value-type="float">
            <text:p>93.8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744" calcext:value-type="float">
            <text:p>93.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7172" calcext:value-type="float">
            <text:p>93.7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3432" calcext:value-type="float">
            <text:p>93.7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472" calcext:value-type="float">
            <text:p>93.6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5416" calcext:value-type="float">
            <text:p>93.6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884" calcext:value-type="float">
            <text:p>93.5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18736" calcext:value-type="float">
            <text:p>93.5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4832" calcext:value-type="float">
            <text:p>93.5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2788" calcext:value-type="float">
            <text:p>93.5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9216" calcext:value-type="float">
            <text:p>93.5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5104" calcext:value-type="float">
            <text:p>93.4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3456" calcext:value-type="float">
            <text:p>93.1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3728" calcext:value-type="float">
            <text:p>93.0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15816" calcext:value-type="float">
            <text:p>93.0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2392" calcext:value-type="float">
            <text:p>93.0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8384" calcext:value-type="float">
            <text:p>92.9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30472" calcext:value-type="float">
            <text:p>92.9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304" calcext:value-type="float">
            <text:p>92.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256" calcext:value-type="float">
            <text:p>92.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68928" calcext:value-type="float">
            <text:p>92.7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16528" calcext:value-type="float">
            <text:p>92.6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2144" calcext:value-type="float">
            <text:p>92.5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252" calcext:value-type="float">
            <text:p>92.5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6928" calcext:value-type="float">
            <text:p>92.0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528" calcext:value-type="float">
            <text:p>91.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1128" calcext:value-type="float">
            <text:p>91.3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1296" calcext:value-type="float">
            <text:p>91.1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5936" calcext:value-type="float">
            <text:p>90.1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4256" calcext:value-type="float">
            <text:p>88.1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5008" calcext:value-type="float">
            <text:p>88.0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576" calcext:value-type="float">
            <text:p>87.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456" calcext:value-type="float">
            <text:p>87.8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8392" calcext:value-type="float">
            <text:p>87.7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2464" calcext:value-type="float">
            <text:p>87.5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7392" calcext:value-type="float">
            <text:p>87.3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3864" calcext:value-type="float">
            <text:p>87.3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6056" calcext:value-type="float">
            <text:p>87.3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1672" calcext:value-type="float">
            <text:p>87.2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5848" calcext:value-type="float">
            <text:p>87.1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9712" calcext:value-type="float">
            <text:p>86.8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5792" calcext:value-type="float">
            <text:p>85.9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596" calcext:value-type="float">
            <text:p>85.7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4624" calcext:value-type="float">
            <text:p>85.7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9384" calcext:value-type="float">
            <text:p>85.7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2328" calcext:value-type="float">
            <text:p>85.6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5648" calcext:value-type="float">
            <text:p>85.5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3456" calcext:value-type="float">
            <text:p>85.5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14688" calcext:value-type="float">
            <text:p>85.5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78952" calcext:value-type="float">
            <text:p>84.5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9792" calcext:value-type="float">
            <text:p>83.6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6328" calcext:value-type="float">
            <text:p>83.3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5264" calcext:value-type="float">
            <text:p>83.2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4472" calcext:value-type="float">
            <text:p>83.0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3304" calcext:value-type="float">
            <text:p>82.8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8088" calcext:value-type="float">
            <text:p>82.2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5792" calcext:value-type="float">
            <text:p>82.1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4312" calcext:value-type="float">
            <text:p>81.7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3416" calcext:value-type="float">
            <text:p>81.4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1352" calcext:value-type="float">
            <text:p>80.9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6864" calcext:value-type="float">
            <text:p>80.8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9224" calcext:value-type="float">
            <text:p>80.6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5696" calcext:value-type="float">
            <text:p>80.6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9016" calcext:value-type="float">
            <text:p>80.5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816" calcext:value-type="float">
            <text:p>80.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07408" calcext:value-type="float">
            <text:p>80.6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7032" calcext:value-type="float">
            <text:p>80.6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9392" calcext:value-type="float">
            <text:p>80.4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1584" calcext:value-type="float">
            <text:p>80.4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4736" calcext:value-type="float">
            <text:p>80.5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61688" calcext:value-type="float">
            <text:p>80.5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6552" calcext:value-type="float">
            <text:p>80.6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484" calcext:value-type="float">
            <text:p>80.6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0456" calcext:value-type="float">
            <text:p>80.6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37888" calcext:value-type="float">
            <text:p>80.6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1248" calcext:value-type="float">
            <text:p>80.8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6592" calcext:value-type="float">
            <text:p>80.9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0224" calcext:value-type="float">
            <text:p>81.0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77968" calcext:value-type="float">
            <text:p>81.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3104" calcext:value-type="float">
            <text:p>81.2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8864" calcext:value-type="float">
            <text:p>81.5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1264" calcext:value-type="float">
            <text:p>81.7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7192" calcext:value-type="float">
            <text:p>81.9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028" calcext:value-type="float">
            <text:p>82.2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1032" calcext:value-type="float">
            <text:p>82.1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9904" calcext:value-type="float">
            <text:p>82.2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6416" calcext:value-type="float">
            <text:p>82.5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2888" calcext:value-type="float">
            <text:p>82.5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86144" calcext:value-type="float">
            <text:p>82.6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86728" calcext:value-type="float">
            <text:p>82.7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32448" calcext:value-type="float">
            <text:p>82.8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3888" calcext:value-type="float">
            <text:p>82.9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324" calcext:value-type="float">
            <text:p>83.0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3824" calcext:value-type="float">
            <text:p>83.1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6496" calcext:value-type="float">
            <text:p>83.2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516" calcext:value-type="float">
            <text:p>83.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0024" calcext:value-type="float">
            <text:p>83.2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3448" calcext:value-type="float">
            <text:p>83.2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2864" calcext:value-type="float">
            <text:p>83.1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7456" calcext:value-type="float">
            <text:p>83.2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7136" calcext:value-type="float">
            <text:p>83.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10984" calcext:value-type="float">
            <text:p>83.3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8896" calcext:value-type="float">
            <text:p>83.3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87184" calcext:value-type="float">
            <text:p>83.3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2904" calcext:value-type="float">
            <text:p>83.4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0168" calcext:value-type="float">
            <text:p>83.6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4552" calcext:value-type="float">
            <text:p>83.6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1232" calcext:value-type="float">
            <text:p>83.7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2752" calcext:value-type="float">
            <text:p>84.5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6384" calcext:value-type="float">
            <text:p>84.6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39328" calcext:value-type="float">
            <text:p>84.5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54" calcext:value-type="float">
            <text:p>85.1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2016" calcext:value-type="float">
            <text:p>85.4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5104" calcext:value-type="float">
            <text:p>85.7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7128" calcext:value-type="float">
            <text:p>85.9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5624" calcext:value-type="float">
            <text:p>86.1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1928" calcext:value-type="float">
            <text:p>86.2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7376" calcext:value-type="float">
            <text:p>86.4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6184" calcext:value-type="float">
            <text:p>86.8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5056" calcext:value-type="float">
            <text:p>86.9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6976" calcext:value-type="float">
            <text:p>87.0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7832" calcext:value-type="float">
            <text:p>87.0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5368" calcext:value-type="float">
            <text:p>87.1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5264" calcext:value-type="float">
            <text:p>87.0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2736" calcext:value-type="float">
            <text:p>87.4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092" calcext:value-type="float">
            <text:p>87.3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1192" calcext:value-type="float">
            <text:p>87.2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1464" calcext:value-type="float">
            <text:p>87.1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7352" calcext:value-type="float">
            <text:p>87.0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0672" calcext:value-type="float">
            <text:p>86.9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944" calcext:value-type="float">
            <text:p>86.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0296" calcext:value-type="float">
            <text:p>86.9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9816" calcext:value-type="float">
            <text:p>86.9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1048" calcext:value-type="float">
            <text:p>86.8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372" calcext:value-type="float">
            <text:p>86.9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6768" calcext:value-type="float">
            <text:p>86.9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6288" calcext:value-type="float">
            <text:p>86.8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5704" calcext:value-type="float">
            <text:p>86.7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7544" calcext:value-type="float">
            <text:p>86.2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268" calcext:value-type="float">
            <text:p>86.2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0488" calcext:value-type="float">
            <text:p>86.2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09632" calcext:value-type="float">
            <text:p>86.2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3808" calcext:value-type="float">
            <text:p>86.0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6" calcext:value-type="float">
            <text:p>86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3056" calcext:value-type="float">
            <text:p>86.1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9696" calcext:value-type="float">
            <text:p>85.9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0072" calcext:value-type="float">
            <text:p>85.9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264" calcext:value-type="float">
            <text:p>85.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5896" calcext:value-type="float">
            <text:p>86.0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2744" calcext:value-type="float">
            <text:p>85.9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3016" calcext:value-type="float">
            <text:p>85.8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88424" calcext:value-type="float">
            <text:p>85.6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4312" calcext:value-type="float">
            <text:p>85.5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2872" calcext:value-type="float">
            <text:p>85.4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68968" calcext:value-type="float">
            <text:p>85.4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6464" calcext:value-type="float">
            <text:p>85.2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9408" calcext:value-type="float">
            <text:p>85.1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5296" calcext:value-type="float">
            <text:p>85.0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6984" calcext:value-type="float">
            <text:p>85.5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8904" calcext:value-type="float">
            <text:p>85.7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7752" calcext:value-type="float">
            <text:p>86.4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996" calcext:value-type="float">
            <text:p>87.3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3736" calcext:value-type="float">
            <text:p>87.8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716" calcext:value-type="float">
            <text:p>87.7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7368" calcext:value-type="float">
            <text:p>87.9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4-2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956" calcext:value-type="float">
            <text:p>87.9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5176" calcext:value-type="float">
            <text:p>87.8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8328" calcext:value-type="float">
            <text:p>87.9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0936" calcext:value-type="float">
            <text:p>88.2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9456" calcext:value-type="float">
            <text:p>91.6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9664" calcext:value-type="float">
            <text:p>91.7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5552" calcext:value-type="float">
            <text:p>91.6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8704" calcext:value-type="float">
            <text:p>91.7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92984" calcext:value-type="float">
            <text:p>91.6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62504" calcext:value-type="float">
            <text:p>91.6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7472" calcext:value-type="float">
            <text:p>91.7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3192" calcext:value-type="float">
            <text:p>91.8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004" calcext:value-type="float">
            <text:p>91.7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02128" calcext:value-type="float">
            <text:p>91.7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7704" calcext:value-type="float">
            <text:p>91.3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9376" calcext:value-type="float">
            <text:p>91.0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29104" calcext:value-type="float">
            <text:p>91.1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6744" calcext:value-type="float">
            <text:p>91.2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6888" calcext:value-type="float">
            <text:p>91.6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4048" calcext:value-type="float">
            <text:p>91.8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0896" calcext:value-type="float">
            <text:p>87.9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3072" calcext:value-type="float">
            <text:p>87.0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64496" calcext:value-type="float">
            <text:p>86.2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9056" calcext:value-type="float">
            <text:p>84.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2552" calcext:value-type="float">
            <text:p>82.9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46192" calcext:value-type="float">
            <text:p>81.5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3336" calcext:value-type="float">
            <text:p>80.7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0352" calcext:value-type="float">
            <text:p>80.5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38016" calcext:value-type="float">
            <text:p>80.1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4072" calcext:value-type="float">
            <text:p>79.8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27704" calcext:value-type="float">
            <text:p>79.9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7056" calcext:value-type="float">
            <text:p>80.0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768" calcext:value-type="float">
            <text:p>80.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0184" calcext:value-type="float">
            <text:p>80.7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0392" calcext:value-type="float">
            <text:p>80.8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4608" calcext:value-type="float">
            <text:p>81.0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8296" calcext:value-type="float">
            <text:p>82.3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4536" calcext:value-type="float">
            <text:p>82.7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0568" calcext:value-type="float">
            <text:p>83.0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27976" calcext:value-type="float">
            <text:p>83.6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0856" calcext:value-type="float">
            <text:p>83.8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3776" calcext:value-type="float">
            <text:p>84.3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108" calcext:value-type="float">
            <text:p>84.8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15272" calcext:value-type="float">
            <text:p>85.6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55808" calcext:value-type="float">
            <text:p>86.8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37976" calcext:value-type="float">
            <text:p>87.4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1064" calcext:value-type="float">
            <text:p>87.7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1944" calcext:value-type="float">
            <text:p>87.1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4304" calcext:value-type="float">
            <text:p>87.0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3752" calcext:value-type="float">
            <text:p>86.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78624" calcext:value-type="float">
            <text:p>83.4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9504" calcext:value-type="float">
            <text:p>82.8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6632" calcext:value-type="float">
            <text:p>81.2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77112" calcext:value-type="float">
            <text:p>77.4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9432" calcext:value-type="float">
            <text:p>76.9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91896" calcext:value-type="float">
            <text:p>76.8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584" calcext:value-type="float">
            <text:p>77.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12648" calcext:value-type="float">
            <text:p>76.8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24256" calcext:value-type="float">
            <text:p>76.7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36448" calcext:value-type="float">
            <text:p>76.7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4568" calcext:value-type="float">
            <text:p>76.9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0832" calcext:value-type="float">
            <text:p>76.7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91312" calcext:value-type="float">
            <text:p>76.7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8512" calcext:value-type="float">
            <text:p>77.2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008" calcext:value-type="float">
            <text:p>76.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3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2064" calcext:value-type="float">
            <text:p>76.7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7512" calcext:value-type="float">
            <text:p>76.8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5256" calcext:value-type="float">
            <text:p>77.1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3896" calcext:value-type="float">
            <text:p>77.6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2-0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7776" calcext:value-type="float">
            <text:p>78.2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9392" calcext:value-type="float">
            <text:p>80.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4688" calcext:value-type="float">
            <text:p>81.7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2-19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3872" calcext:value-type="float">
            <text:p>85.8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5672" calcext:value-type="float">
            <text:p>88.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0352" calcext:value-type="float">
            <text:p>88.1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0736" calcext:value-type="float">
            <text:p>90.4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416" calcext:value-type="float">
            <text:p>90.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6976" calcext:value-type="float">
            <text:p>90.8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0616" calcext:value-type="float">
            <text:p>93.3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3304" calcext:value-type="float">
            <text:p>94.2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16344" calcext:value-type="float">
            <text:p>95.7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09536" calcext:value-type="float">
            <text:p>96.1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5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82" calcext:value-type="float">
            <text:p>96.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59472" calcext:value-type="float">
            <text:p>96.3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11872" calcext:value-type="float">
            <text:p>96.5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72248" calcext:value-type="float">
            <text:p>96.4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3648" calcext:value-type="float">
            <text:p>96.2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584" calcext:value-type="float">
            <text:p>96.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156" calcext:value-type="float">
            <text:p>96.3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4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9368" calcext:value-type="float">
            <text:p>96.2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1832" calcext:value-type="float">
            <text:p>96.1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3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5048" calcext:value-type="float">
            <text:p>96.0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5104" calcext:value-type="float">
            <text:p>95.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2272" calcext:value-type="float">
            <text:p>95.9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30416" calcext:value-type="float">
            <text:p>95.5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4176" calcext:value-type="float">
            <text:p>95.1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95264" calcext:value-type="float">
            <text:p>94.6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18024" calcext:value-type="float">
            <text:p>93.9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5208" calcext:value-type="float">
            <text:p>93.4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924" calcext:value-type="float">
            <text:p>92.9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628" calcext:value-type="float">
            <text:p>92.1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1-2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4464" calcext:value-type="float">
            <text:p>92.1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0936" calcext:value-type="float">
            <text:p>92.0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93568" calcext:value-type="float">
            <text:p>91.7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6408" calcext:value-type="float">
            <text:p>91.6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5304" calcext:value-type="float">
            <text:p>91.2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9168" calcext:value-type="float">
            <text:p>90.8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07184" calcext:value-type="float">
            <text:p>91.0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0232" calcext:value-type="float">
            <text:p>91.0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2696" calcext:value-type="float">
            <text:p>90.9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64" calcext:value-type="float">
            <text:p>90.8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10-0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76" calcext:value-type="float">
            <text:p>91.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5224" calcext:value-type="float">
            <text:p>90.5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828" calcext:value-type="float">
            <text:p>89.1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5256" calcext:value-type="float">
            <text:p>88.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4696" calcext:value-type="float">
            <text:p>87.8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284" calcext:value-type="float">
            <text:p>87.4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7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8328" calcext:value-type="float">
            <text:p>84.1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6912" calcext:value-type="float">
            <text:p>83.4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9008" calcext:value-type="float">
            <text:p>81.9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52544" calcext:value-type="float">
            <text:p>80.5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7536" calcext:value-type="float">
            <text:p>80.1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4136" calcext:value-type="float">
            <text:p>79.5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6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7352" calcext:value-type="float">
            <text:p>79.3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04744" calcext:value-type="float">
            <text:p>79.1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4328" calcext:value-type="float">
            <text:p>78.8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98" calcext:value-type="float">
            <text:p>78.4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7528" calcext:value-type="float">
            <text:p>77.7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954" calcext:value-type="float">
            <text:p>77.4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58368" calcext:value-type="float">
            <text:p>76.8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0896" calcext:value-type="float">
            <text:p>76.5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1168" calcext:value-type="float">
            <text:p>76.4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73152" calcext:value-type="float">
            <text:p>76.2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714" calcext:value-type="float">
            <text:p>75.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84048" calcext:value-type="float">
            <text:p>76.5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2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9536" calcext:value-type="float">
            <text:p>77.0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2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45464" calcext:value-type="float">
            <text:p>77.2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6256" calcext:value-type="float">
            <text:p>77.4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9512" calcext:value-type="float">
            <text:p>77.6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1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0344" calcext:value-type="float">
            <text:p>78.1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88464" calcext:value-type="float">
            <text:p>78.3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7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5248" calcext:value-type="float">
            <text:p>78.5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1112" calcext:value-type="float">
            <text:p>79.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0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0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0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0-0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10-0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6776" calcext:value-type="float">
            <text:p>81.6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9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1432" calcext:value-type="float">
            <text:p>81.5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4584" calcext:value-type="float">
            <text:p>81.6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59552" calcext:value-type="float">
            <text:p>81.7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102" calcext:value-type="float">
            <text:p>81.6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82896" calcext:value-type="float">
            <text:p>81.0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87424" calcext:value-type="float">
            <text:p>77.6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6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49096" calcext:value-type="float">
            <text:p>77.3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6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8152" calcext:value-type="float">
            <text:p>78.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0384" calcext:value-type="float">
            <text:p>78.5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0944" calcext:value-type="float">
            <text:p>79.1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516" calcext:value-type="float">
            <text:p>79.3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4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99232" calcext:value-type="float">
            <text:p>79.1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3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3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5368" calcext:value-type="float">
            <text:p>79.5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8312" calcext:value-type="float">
            <text:p>79.4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268" calcext:value-type="float">
            <text:p>78.5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12848" calcext:value-type="float">
            <text:p>78.4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4264" calcext:value-type="float">
            <text:p>79.0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2736" calcext:value-type="float">
            <text:p>79.8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0312" calcext:value-type="float">
            <text:p>80.2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6384" calcext:value-type="float">
            <text:p>80.7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3376" calcext:value-type="float">
            <text:p>81.1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6944" calcext:value-type="float">
            <text:p>81.4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55664" calcext:value-type="float">
            <text:p>82.6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6456" calcext:value-type="float">
            <text:p>82.8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6264" calcext:value-type="float">
            <text:p>83.6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7952" calcext:value-type="float">
            <text:p>84.1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2248" calcext:value-type="float">
            <text:p>85.0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2104" calcext:value-type="float">
            <text:p>84.6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1256" calcext:value-type="float">
            <text:p>83.2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1472" calcext:value-type="float">
            <text:p>81.8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7008" calcext:value-type="float">
            <text:p>81.2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2856" calcext:value-type="float">
            <text:p>80.7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764" calcext:value-type="float">
            <text:p>80.1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8064" calcext:value-type="float">
            <text:p>78.9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0824" calcext:value-type="float">
            <text:p>78.2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1728" calcext:value-type="float">
            <text:p>77.0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1752" calcext:value-type="float">
            <text:p>76.5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54992" calcext:value-type="float">
            <text:p>75.7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0488" calcext:value-type="float">
            <text:p>74.77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5688" calcext:value-type="float">
            <text:p>74.4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24184" calcext:value-type="float">
            <text:p>74.6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3264" calcext:value-type="float">
            <text:p>74.8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416" calcext:value-type="float">
            <text:p>75.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4656" calcext:value-type="float">
            <text:p>76.1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5908" calcext:value-type="float">
            <text:p>76.4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7136" calcext:value-type="float">
            <text:p>76.9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3272" calcext:value-type="float">
            <text:p>77.2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4712" calcext:value-type="float">
            <text:p>77.3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04544" calcext:value-type="float">
            <text:p>77.5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41704" calcext:value-type="float">
            <text:p>77.6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404" calcext:value-type="float">
            <text:p>78.0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9592" calcext:value-type="float">
            <text:p>78.2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7064" calcext:value-type="float">
            <text:p>78.6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9608" calcext:value-type="float">
            <text:p>79.1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004" calcext:value-type="float">
            <text:p>79.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9896" calcext:value-type="float">
            <text:p>79.9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3464" calcext:value-type="float">
            <text:p>80.2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9496" calcext:value-type="float">
            <text:p>80.5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7616" calcext:value-type="float">
            <text:p>80.7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5736" calcext:value-type="float">
            <text:p>80.9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348" calcext:value-type="float">
            <text:p>81.1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1496" calcext:value-type="float">
            <text:p>81.3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8384" calcext:value-type="float">
            <text:p>81.5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8904" calcext:value-type="float">
            <text:p>81.9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9696" calcext:value-type="float">
            <text:p>82.1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04304" calcext:value-type="float">
            <text:p>83.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14" calcext:value-type="float">
            <text:p>83.5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6304" calcext:value-type="float">
            <text:p>83.9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7784" calcext:value-type="float">
            <text:p>84.3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6216" calcext:value-type="float">
            <text:p>84.7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744" calcext:value-type="float">
            <text:p>86.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4128" calcext:value-type="float">
            <text:p>86.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9192" calcext:value-type="float">
            <text:p>86.4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9232" calcext:value-type="float">
            <text:p>86.8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38688" calcext:value-type="float">
            <text:p>87.0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376" calcext:value-type="float">
            <text:p>87.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1232" calcext:value-type="float">
            <text:p>87.5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7016" calcext:value-type="float">
            <text:p>87.3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26" calcext:value-type="float">
            <text:p>85.5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5088" calcext:value-type="float">
            <text:p>84.9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7168" calcext:value-type="float">
            <text:p>82.4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6752" calcext:value-type="float">
            <text:p>82.2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6816" calcext:value-type="float">
            <text:p>81.9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5608" calcext:value-type="float">
            <text:p>81.4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6424" calcext:value-type="float">
            <text:p>81.1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62144" calcext:value-type="float">
            <text:p>81.1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98136" calcext:value-type="float">
            <text:p>81.0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04816" calcext:value-type="float">
            <text:p>81.2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5712" calcext:value-type="float">
            <text:p>81.5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5232" calcext:value-type="float">
            <text:p>81.4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1392" calcext:value-type="float">
            <text:p>81.2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4088" calcext:value-type="float">
            <text:p>80.7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8496" calcext:value-type="float">
            <text:p>80.1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38" calcext:value-type="float">
            <text:p>79.9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6328" calcext:value-type="float">
            <text:p>79.5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3072" calcext:value-type="float">
            <text:p>79.4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4096" calcext:value-type="float">
            <text:p>79.2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42" calcext:value-type="float">
            <text:p>79.3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852" calcext:value-type="float">
            <text:p>79.5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05784" calcext:value-type="float">
            <text:p>79.8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63112" calcext:value-type="float">
            <text:p>79.7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6848" calcext:value-type="float">
            <text:p>79.9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2256" calcext:value-type="float">
            <text:p>79.7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6428" calcext:value-type="float">
            <text:p>79.9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50208" calcext:value-type="float">
            <text:p>80.1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73296" calcext:value-type="float">
            <text:p>80.4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4128" calcext:value-type="float">
            <text:p>81.0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7592" calcext:value-type="float">
            <text:p>81.3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12664" calcext:value-type="float">
            <text:p>81.5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3704" calcext:value-type="float">
            <text:p>82.2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6584" calcext:value-type="float">
            <text:p>82.3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988" calcext:value-type="float">
            <text:p>82.8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7416" calcext:value-type="float">
            <text:p>82.9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3848" calcext:value-type="float">
            <text:p>82.6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6624" calcext:value-type="float">
            <text:p>82.7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7896" calcext:value-type="float">
            <text:p>82.9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6016" calcext:value-type="float">
            <text:p>83.1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17664" calcext:value-type="float">
            <text:p>83.4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3528" calcext:value-type="float">
            <text:p>83.8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4736" calcext:value-type="float">
            <text:p>84.3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724" calcext:value-type="float">
            <text:p>84.5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0976" calcext:value-type="float">
            <text:p>84.7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9808" calcext:value-type="float">
            <text:p>84.5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1584" calcext:value-type="float">
            <text:p>84.3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2736" calcext:value-type="float">
            <text:p>83.6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896" calcext:value-type="float">
            <text:p>83.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6792" calcext:value-type="float">
            <text:p>82.5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8152" calcext:value-type="float">
            <text:p>81.9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352" calcext:value-type="float">
            <text:p>81.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11624" calcext:value-type="float">
            <text:p>80.8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3672" calcext:value-type="float">
            <text:p>80.4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3424" calcext:value-type="float">
            <text:p>79.9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35096" calcext:value-type="float">
            <text:p>79.6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3264" calcext:value-type="float">
            <text:p>78.6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0488" calcext:value-type="float">
            <text:p>78.5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6688" calcext:value-type="float">
            <text:p>78.6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7168" calcext:value-type="float">
            <text:p>78.6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5456" calcext:value-type="float">
            <text:p>78.7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1176" calcext:value-type="float">
            <text:p>78.7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01824" calcext:value-type="float">
            <text:p>78.6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7648" calcext:value-type="float">
            <text:p>78.7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6896" calcext:value-type="float">
            <text:p>78.7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6416" calcext:value-type="float">
            <text:p>78.7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88336" calcext:value-type="float">
            <text:p>78.8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8608" calcext:value-type="float">
            <text:p>78.7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1384" calcext:value-type="float">
            <text:p>78.8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59024" calcext:value-type="float">
            <text:p>79.0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9568" calcext:value-type="float">
            <text:p>78.8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8416" calcext:value-type="float">
            <text:p>79.5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8728" calcext:value-type="float">
            <text:p>79.7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08704" calcext:value-type="float">
            <text:p>80.3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0792" calcext:value-type="float">
            <text:p>80.2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008" calcext:value-type="float">
            <text:p>80.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8408" calcext:value-type="float">
            <text:p>80.9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7112" calcext:value-type="float">
            <text:p>81.2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536" calcext:value-type="float">
            <text:p>81.6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61304" calcext:value-type="float">
            <text:p>82.0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3368" calcext:value-type="float">
            <text:p>82.5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6224" calcext:value-type="float">
            <text:p>83.3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9768" calcext:value-type="float">
            <text:p>84.2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3976" calcext:value-type="float">
            <text:p>85.9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728" calcext:value-type="float">
            <text:p>87.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9416" calcext:value-type="float">
            <text:p>87.5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3944" calcext:value-type="float">
            <text:p>87.9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1376" calcext:value-type="float">
            <text:p>87.9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4816" calcext:value-type="float">
            <text:p>88.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3128" calcext:value-type="float">
            <text:p>88.2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784" calcext:value-type="float">
            <text:p>88.5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9376" calcext:value-type="float">
            <text:p>87.2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0608" calcext:value-type="float">
            <text:p>87.1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6496" calcext:value-type="float">
            <text:p>87.0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1968" calcext:value-type="float">
            <text:p>86.6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2304" calcext:value-type="float">
            <text:p>86.2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216" calcext:value-type="float">
            <text:p>85.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32976" calcext:value-type="float">
            <text:p>85.5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0392" calcext:value-type="float">
            <text:p>84.6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9976" calcext:value-type="float">
            <text:p>84.3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7872" calcext:value-type="float">
            <text:p>83.5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628" calcext:value-type="float">
            <text:p>83.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19672" calcext:value-type="float">
            <text:p>82.7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3768" calcext:value-type="float">
            <text:p>81.9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5272" calcext:value-type="float">
            <text:p>81.8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91912" calcext:value-type="float">
            <text:p>81.5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29784" calcext:value-type="float">
            <text:p>81.3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45024" calcext:value-type="float">
            <text:p>81.3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6464" calcext:value-type="float">
            <text:p>81.4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77256" calcext:value-type="float">
            <text:p>81.6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2704" calcext:value-type="float">
            <text:p>81.8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552" calcext:value-type="float">
            <text:p>82.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77584" calcext:value-type="float">
            <text:p>82.7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1424" calcext:value-type="float">
            <text:p>83.0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6288" calcext:value-type="float">
            <text:p>83.0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66" calcext:value-type="float">
            <text:p>83.2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332" calcext:value-type="float">
            <text:p>83.7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3104" calcext:value-type="float">
            <text:p>85.0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2472" calcext:value-type="float">
            <text:p>86.0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5744" calcext:value-type="float">
            <text:p>87.1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0856" calcext:value-type="float">
            <text:p>87.6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86" calcext:value-type="float">
            <text:p>87.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14048" calcext:value-type="float">
            <text:p>88.0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5968" calcext:value-type="float">
            <text:p>88.1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628" calcext:value-type="float">
            <text:p>88.3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3336" calcext:value-type="float">
            <text:p>88.4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152" calcext:value-type="float">
            <text:p>88.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0104" calcext:value-type="float">
            <text:p>87.7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8248" calcext:value-type="float">
            <text:p>87.3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7948" calcext:value-type="float">
            <text:p>87.2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4408" calcext:value-type="float">
            <text:p>87.0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2992" calcext:value-type="float">
            <text:p>86.4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54768" calcext:value-type="float">
            <text:p>86.1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0936" calcext:value-type="float">
            <text:p>84.4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7432" calcext:value-type="float">
            <text:p>83.8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4512" calcext:value-type="float">
            <text:p>83.3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0384" calcext:value-type="float">
            <text:p>82.3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4288" calcext:value-type="float">
            <text:p>82.3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14544" calcext:value-type="float">
            <text:p>81.3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9936" calcext:value-type="float">
            <text:p>80.2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52088" calcext:value-type="float">
            <text:p>79.9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7664" calcext:value-type="float">
            <text:p>79.6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7456" calcext:value-type="float">
            <text:p>79.4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9064" calcext:value-type="float">
            <text:p>79.3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5536" calcext:value-type="float">
            <text:p>79.3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41192" calcext:value-type="float">
            <text:p>79.6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6536" calcext:value-type="float">
            <text:p>79.7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0232" calcext:value-type="float">
            <text:p>79.5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1528" calcext:value-type="float">
            <text:p>79.2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4784" calcext:value-type="float">
            <text:p>79.4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49752" calcext:value-type="float">
            <text:p>79.5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4616" calcext:value-type="float">
            <text:p>79.6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9688" calcext:value-type="float">
            <text:p>79.7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25824" calcext:value-type="float">
            <text:p>80.1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58768" calcext:value-type="float">
            <text:p>80.0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6512" calcext:value-type="float">
            <text:p>80.2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248" calcext:value-type="float">
            <text:p>80.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7868" calcext:value-type="float">
            <text:p>80.8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9536" calcext:value-type="float">
            <text:p>80.8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2792" calcext:value-type="float">
            <text:p>81.0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2208" calcext:value-type="float">
            <text:p>80.9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4024" calcext:value-type="float">
            <text:p>80.9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54296" calcext:value-type="float">
            <text:p>80.8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01896" calcext:value-type="float">
            <text:p>80.7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5048" calcext:value-type="float">
            <text:p>80.7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18304" calcext:value-type="float">
            <text:p>80.9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3" calcext:value-type="float">
            <text:p>81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3584" calcext:value-type="float">
            <text:p>81.2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52288" calcext:value-type="float">
            <text:p>81.5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3224" calcext:value-type="float">
            <text:p>82.1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68568" calcext:value-type="float">
            <text:p>82.2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5128" calcext:value-type="float">
            <text:p>81.4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128" calcext:value-type="float">
            <text:p>80.6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5512" calcext:value-type="float">
            <text:p>79.9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0552" calcext:value-type="float">
            <text:p>78.3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4648" calcext:value-type="float">
            <text:p>77.5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8552" calcext:value-type="float">
            <text:p>77.5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5672" calcext:value-type="float">
            <text:p>77.3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112" calcext:value-type="float">
            <text:p>77.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02792" calcext:value-type="float">
            <text:p>77.2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8056" calcext:value-type="float">
            <text:p>76.6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7368" calcext:value-type="float">
            <text:p>76.4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5072" calcext:value-type="float">
            <text:p>76.3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0584" calcext:value-type="float">
            <text:p>76.3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3464" calcext:value-type="float">
            <text:p>76.4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75488" calcext:value-type="float">
            <text:p>76.6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7848" calcext:value-type="float">
            <text:p>76.5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6096" calcext:value-type="float">
            <text:p>76.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8016" calcext:value-type="float">
            <text:p>76.3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572" calcext:value-type="float">
            <text:p>76.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7616" calcext:value-type="float">
            <text:p>76.9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77824" calcext:value-type="float">
            <text:p>77.0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7536" calcext:value-type="float">
            <text:p>77.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6904" calcext:value-type="float">
            <text:p>77.3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9576" calcext:value-type="float">
            <text:p>77.3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4352" calcext:value-type="float">
            <text:p>78.2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2656" calcext:value-type="float">
            <text:p>79.1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8104" calcext:value-type="float">
            <text:p>79.3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2592" calcext:value-type="float">
            <text:p>79.4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13632" calcext:value-type="float">
            <text:p>80.1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9956" calcext:value-type="float">
            <text:p>80.2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1728" calcext:value-type="float">
            <text:p>80.8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3108" calcext:value-type="float">
            <text:p>81.0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9368" calcext:value-type="float">
            <text:p>81.0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444" calcext:value-type="float">
            <text:p>81.2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828" calcext:value-type="float">
            <text:p>81.4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85816" calcext:value-type="float">
            <text:p>81.5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068" calcext:value-type="float">
            <text:p>81.6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9424" calcext:value-type="float">
            <text:p>82.2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0608" calcext:value-type="float">
            <text:p>83.3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82256" calcext:value-type="float">
            <text:p>83.5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668" calcext:value-type="float">
            <text:p>83.9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436" calcext:value-type="float">
            <text:p>84.4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3064" calcext:value-type="float">
            <text:p>84.7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0912" calcext:value-type="float">
            <text:p>85.0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5208" calcext:value-type="float">
            <text:p>85.8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052" calcext:value-type="float">
            <text:p>87.9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1328" calcext:value-type="float">
            <text:p>89.1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8112" calcext:value-type="float">
            <text:p>89.2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6536" calcext:value-type="float">
            <text:p>87.3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0832" calcext:value-type="float">
            <text:p>84.3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0208" calcext:value-type="float">
            <text:p>83.9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6784" calcext:value-type="float">
            <text:p>83.9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1816" calcext:value-type="float">
            <text:p>83.8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2928" calcext:value-type="float">
            <text:p>82.8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7792" calcext:value-type="float">
            <text:p>82.9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41008" calcext:value-type="float">
            <text:p>82.7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5016" calcext:value-type="float">
            <text:p>82.8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4264" calcext:value-type="float">
            <text:p>82.8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39256" calcext:value-type="float">
            <text:p>82.4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7816" calcext:value-type="float">
            <text:p>82.3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5832" calcext:value-type="float">
            <text:p>82.4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8776" calcext:value-type="float">
            <text:p>82.4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7888" calcext:value-type="float">
            <text:p>82.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224" calcext:value-type="float">
            <text:p>82.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3784" calcext:value-type="float">
            <text:p>82.8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5432" calcext:value-type="float">
            <text:p>83.0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9064" calcext:value-type="float">
            <text:p>83.1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22592" calcext:value-type="float">
            <text:p>83.2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39" calcext:value-type="float">
            <text:p>83.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20584" calcext:value-type="float">
            <text:p>83.9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6576" calcext:value-type="float">
            <text:p>83.8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13904" calcext:value-type="float">
            <text:p>83.8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1336" calcext:value-type="float">
            <text:p>83.8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1168" calcext:value-type="float">
            <text:p>84.0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2336" calcext:value-type="float">
            <text:p>84.2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92112" calcext:value-type="float">
            <text:p>83.1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15328" calcext:value-type="float">
            <text:p>83.0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14744" calcext:value-type="float">
            <text:p>82.9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00088" calcext:value-type="float">
            <text:p>83.0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6392" calcext:value-type="float">
            <text:p>83.1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4888" calcext:value-type="float">
            <text:p>83.3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6616" calcext:value-type="float">
            <text:p>84.1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58" calcext:value-type="float">
            <text:p>84.5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9432" calcext:value-type="float">
            <text:p>84.6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7848" calcext:value-type="float">
            <text:p>84.1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5176" calcext:value-type="float">
            <text:p>84.0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88936" calcext:value-type="float">
            <text:p>83.6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8256" calcext:value-type="float">
            <text:p>82.0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1664" calcext:value-type="float">
            <text:p>81.1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2696" calcext:value-type="float">
            <text:p>79.4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622" calcext:value-type="float">
            <text:p>78.5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8216" calcext:value-type="float">
            <text:p>77.9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7348" calcext:value-type="float">
            <text:p>77.3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3544" calcext:value-type="float">
            <text:p>77.1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49224" calcext:value-type="float">
            <text:p>76.8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62128" calcext:value-type="float">
            <text:p>76.4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0816" calcext:value-type="float">
            <text:p>75.8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6224" calcext:value-type="float">
            <text:p>75.7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7352" calcext:value-type="float">
            <text:p>75.5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1152" calcext:value-type="float">
            <text:p>75.5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4304" calcext:value-type="float">
            <text:p>75.5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276" calcext:value-type="float">
            <text:p>75.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084" calcext:value-type="float">
            <text:p>75.3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39296" calcext:value-type="float">
            <text:p>75.1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1592" calcext:value-type="float">
            <text:p>75.2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6872" calcext:value-type="float">
            <text:p>75.5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17832" calcext:value-type="float">
            <text:p>75.6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45264" calcext:value-type="float">
            <text:p>75.6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03176" calcext:value-type="float">
            <text:p>75.7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5368" calcext:value-type="float">
            <text:p>75.7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568" calcext:value-type="float">
            <text:p>75.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9976" calcext:value-type="float">
            <text:p>76.7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484" calcext:value-type="float">
            <text:p>76.8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73024" calcext:value-type="float">
            <text:p>76.7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15112" calcext:value-type="float">
            <text:p>76.7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3672" calcext:value-type="float">
            <text:p>76.6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59664" calcext:value-type="float">
            <text:p>76.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70688" calcext:value-type="float">
            <text:p>76.3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09144" calcext:value-type="float">
            <text:p>76.2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43256" calcext:value-type="float">
            <text:p>76.3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1524" calcext:value-type="float">
            <text:p>76.2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7704" calcext:value-type="float">
            <text:p>76.1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1672" calcext:value-type="float">
            <text:p>75.8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376" calcext:value-type="float">
            <text:p>75.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3112" calcext:value-type="float">
            <text:p>75.9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65304" calcext:value-type="float">
            <text:p>75.9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432" calcext:value-type="float">
            <text:p>76.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35864" calcext:value-type="float">
            <text:p>76.6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45008" calcext:value-type="float">
            <text:p>76.6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29184" calcext:value-type="float">
            <text:p>76.5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64464" calcext:value-type="float">
            <text:p>76.8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55192" calcext:value-type="float">
            <text:p>77.3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83792" calcext:value-type="float">
            <text:p>77.5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176" calcext:value-type="float">
            <text:p>78.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5664" calcext:value-type="float">
            <text:p>78.8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2984" calcext:value-type="float">
            <text:p>78.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5364" calcext:value-type="float">
            <text:p>78.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93848" calcext:value-type="float">
            <text:p>78.7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1904" calcext:value-type="float">
            <text:p>79.2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048" calcext:value-type="float">
            <text:p>79.2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51632" calcext:value-type="float">
            <text:p>79.3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8996" calcext:value-type="float">
            <text:p>79.6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78352" calcext:value-type="float">
            <text:p>79.7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4552" calcext:value-type="float">
            <text:p>79.8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8664" calcext:value-type="float">
            <text:p>79.9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61816" calcext:value-type="float">
            <text:p>80.0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25112" calcext:value-type="float">
            <text:p>80.5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676" calcext:value-type="float">
            <text:p>80.7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628" calcext:value-type="float">
            <text:p>80.7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3608" calcext:value-type="float">
            <text:p>80.6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94632" calcext:value-type="float">
            <text:p>80.4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5424" calcext:value-type="float">
            <text:p>80.7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79264" calcext:value-type="float">
            <text:p>80.9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59096" calcext:value-type="float">
            <text:p>81.1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8656" calcext:value-type="float">
            <text:p>81.4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26024" calcext:value-type="float">
            <text:p>81.7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9736" calcext:value-type="float">
            <text:p>82.4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70192" calcext:value-type="float">
            <text:p>83.0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7936" calcext:value-type="float">
            <text:p>83.3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664" calcext:value-type="float">
            <text:p>83.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7272" calcext:value-type="float">
            <text:p>78.7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6096" calcext:value-type="float">
            <text:p>87.6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1776" calcext:value-type="float">
            <text:p>87.3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7176" calcext:value-type="float">
            <text:p>84.8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6448" calcext:value-type="float">
            <text:p>84.3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3848" calcext:value-type="float">
            <text:p>86.4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444" calcext:value-type="float">
            <text:p>85.0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8032" calcext:value-type="float">
            <text:p>84.8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8432" calcext:value-type="float">
            <text:p>84.2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3136" calcext:value-type="float">
            <text:p>75.3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892" calcext:value-type="float">
            <text:p>82.7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199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2664" calcext:value-type="float">
            <text:p>77.7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199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199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348" calcext:value-type="float">
            <text:p>73.5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1417</text:p>
          </table:table-cell>
          <table:table-cell office:value-type="string" calcext:value-type="string">
            <text:p>Kendall Schwope recorder</text:p>
          </table:table-cell>
          <table:table-cell office:value-type="string" calcext:value-type="string">
            <text:p>199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12" meta:object-count="0"/>
    <meta:user-defined meta:name="AppVersion">3.0</meta:user-defined>
  </office:meta>
</office:document-meta>
</file>